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25-05-0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24-07-08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23-08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19-10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19-07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19-06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17-06-1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11-09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9-08-25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8-06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7-06-1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6-10-3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6-06-07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5-10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5-06-1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4-10-2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4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334096182802</text:p>
          </table:table-cell>
          <table:table-cell office:value-type="string" calcext:value-type="string">
            <text:p>13N 10E33BBAB2 (P-A2)</text:p>
          </table:table-cell>
          <table:table-cell office:value-type="string" calcext:value-type="string">
            <text:p>199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